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atin Modern Roman" svg:font-family="'Latin Modern Roman'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806cm" fo:min-width="3.306cm" fo:padding-top="0cm" fo:padding-bottom="0cm" fo:padding-left="0cm" fo:padding-right="0cm" style:writing-mode="lr-tb"/>
      <style:paragraph-properties style:writing-mode="lr-tb"/>
    </style:style>
    <style:style style:name="gr2" style:family="graphic" style:parent-style-name="objectwithoutfill">
      <style:graphic-properties svg:stroke-width="0.035cm" svg:stroke-color="#000000" draw:marker-start-width="0.252cm" draw:marker-end="Arrow" draw:marker-end-width="0.352cm" svg:stroke-linecap="square" draw:fill="none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806cm" fo:min-width="3.605cm" fo:padding-top="0cm" fo:padding-bottom="0cm" fo:padding-left="0cm" fo:padding-right="0cm" style:writing-mode="lr-tb"/>
      <style:paragraph-properties style:writing-mode="lr-tb"/>
    </style:style>
    <style:style style:name="gr4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806cm" fo:min-width="2.006cm" fo:padding-top="0cm" fo:padding-bottom="0cm" fo:padding-left="0cm" fo:padding-right="0cm" style:writing-mode="lr-tb"/>
      <style:paragraph-properties style:writing-mode="lr-tb"/>
    </style:style>
    <style:style style:name="gr5" style:family="graphic" style:parent-style-name="standard">
      <style:graphic-properties draw:stroke="dash" draw:stroke-dash="Fine_20_Dashed" svg:stroke-width="0.035cm" svg:stroke-color="#000000" draw:marker-start-width="0.252cm" draw:marker-end-width="0.252cm" svg:stroke-linecap="butt" draw:fill="none" draw:textarea-horizontal-align="justify" draw:textarea-vertical-align="top" draw:auto-grow-height="false" fo:min-height="2.979cm" fo:min-width="8.078cm" fo:padding-top="0cm" fo:padding-bottom="0cm" fo:padding-left="0cm" fo:padding-right="0cm" style:writing-mode="lr-tb"/>
      <style:paragraph-properties style:writing-mode="lr-tb"/>
    </style:style>
    <style:style style:name="gr6" style:family="graphic" style:parent-style-name="standard">
      <style:graphic-properties draw:stroke="none" draw:stroke-dash="Dash_20_Dot_20_3" svg:stroke-width="0cm" draw:stroke-linejoin="none" svg:stroke-linecap="butt" draw:fill="solid" draw:fill-color="#000000" draw:textarea-horizontal-align="center" draw:textarea-vertical-align="middle"/>
    </style:style>
    <style:style style:name="gr7" style:family="graphic">
      <style:graphic-properties style:protect="size"/>
    </style:style>
    <style:style style:name="pr1" style:family="presentation" style:parent-style-name="Domyślny-notes">
      <style:graphic-properties draw:fill-color="#ffffff" draw:auto-grow-height="true" fo:min-height="6.6cm"/>
      <style:paragraph-properties style:writing-mode="lr-tb"/>
    </style:style>
    <style:style style:name="P1" style:family="paragraph">
      <style:paragraph-properties fo:text-align="center" style:writing-mode="lr-tb"/>
      <style:text-properties style:font-name="Latin Modern Roman" fo:font-size="12pt" style:font-size-asian="12pt" style:font-size-complex="12pt"/>
    </style:style>
    <style:style style:name="P2" style:family="paragraph">
      <loext:graphic-properties draw:fill="none"/>
      <style:paragraph-properties fo:text-align="center" style:writing-mode="lr-tb"/>
      <style:text-properties style:font-name="Latin Modern Roman" fo:font-size="12pt" style:font-size-asian="12pt" style:font-size-complex="12pt"/>
    </style:style>
    <style:style style:name="P3" style:family="paragraph">
      <loext:graphic-properties draw:fill="none"/>
      <style:paragraph-properties fo:margin-top="0cm" fo:margin-bottom="0.4cm" fo:text-align="center"/>
      <style:text-properties style:font-name="Latin Modern Roman" fo:font-size="12pt"/>
    </style:style>
    <style:style style:name="P4" style:family="paragraph">
      <loext:graphic-properties draw:fill="none"/>
      <style:paragraph-properties fo:text-align="center"/>
      <style:text-properties style:font-name="Latin Modern Roman" fo:font-size="12pt"/>
    </style:style>
    <style:style style:name="P5" style:family="paragraph">
      <loext:graphic-properties draw:fill="solid" draw:fill-color="#000000"/>
      <style:paragraph-properties fo:text-align="center"/>
    </style:style>
    <style:style style:name="P6" style:family="paragraph">
      <loext:graphic-properties draw:fill-color="#ffffff"/>
    </style:style>
    <style:style style:name="T1" style:family="text">
      <style:text-properties style:font-name="Latin Modern Roman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y" presentation:presentation-page-layout-name="AL1T0">
        <draw:custom-shape draw:style-name="gr1" draw:text-style-name="P2" draw:layer="layout" svg:width="3.5cm" svg:height="2cm" svg:x="1.499cm" svg:y="1.097cm">
          <text:p text:style-name="P1"><text:span text:style-name="T1">Przetwarzanie analogow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0.099cm" svg:y1="2.097cm" svg:x2="1.499cm" svg:y2="2.098cm">
          <text:p/>
        </draw:line>
        <draw:custom-shape draw:style-name="gr3" draw:text-style-name="P2" draw:layer="layout" svg:width="3.799cm" svg:height="2cm" svg:x="6.6cm" svg:y="1.097cm">
          <text:p text:style-name="P1"><text:span text:style-name="T1">Przetwarzanie analogowo-cyfrow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2.2cm" svg:height="2cm" svg:x="11.8cm" svg:y="1.097cm">
          <text:p text:style-name="P1"><text:span text:style-name="T1">Algoryt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4" draw:layer="layout" svg:x1="4.999cm" svg:y1="2.097cm" svg:x2="6.6cm" svg:y2="2.1cm">
          <text:p/>
        </draw:line>
        <draw:line draw:style-name="gr2" draw:text-style-name="P4" draw:layer="layout" svg:x1="10.399cm" svg:y1="2.097cm" svg:x2="11.799cm" svg:y2="2.097cm">
          <text:p/>
        </draw:line>
        <draw:line draw:style-name="gr2" draw:text-style-name="P4" draw:layer="layout" svg:x1="14cm" svg:y1="2.1cm" svg:x2="15.899cm" svg:y2="2.098cm">
          <text:p/>
        </draw:line>
        <draw:custom-shape draw:style-name="gr5" draw:text-style-name="P2" draw:layer="layout" svg:width="8.4cm" svg:height="3.301cm" svg:x="5.9cm" svg:y="0.099cm">
          <text:p text:style-name="P1"><text:span text:style-name="T1">Urządzenie „System on Chip”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12§display§s(t)§svg§600§TRUE§</svg:desc>
          <draw:path draw:style-name="gr6" draw:text-style-name="P5" draw:layer="layout" svg:width="0.155cm" svg:height="0.189cm" svg:x="0.2cm" svg:y="1.682cm" svg:viewBox="0 0 156 190" svg:d="M156 36c0-19-19-36-51-36-56 0-70 42-70 61 0 32 30 38 43 42 21 4 43 8 43 31 0 11-10 47-60 47-6 0-38 0-48-23 16 2 27-10 27-21 0-10-8-16-16-16-11 0-24 10-24 29 0 24 24 40 61 40 67 0 84-51 84-70 0-15-8-25-13-30-11-12-23-15-42-18-15-4-33-6-33-25 0-12 11-39 48-39 11 0 32 4 38 20-11 1-20 10-20 19 0 6 3 12 12 12s21-8 21-23z">
            <text:p/>
          </draw:path>
          <draw:path draw:style-name="gr6" draw:text-style-name="P5" draw:layer="layout" svg:width="0.096cm" svg:height="0.418cm" svg:x="0.418cm" svg:y="1.553cm" svg:viewBox="0 0 97 419" svg:d="M97 414c0-1-1-2-1-3-44-33-73-116-73-183 0-12 0-24 0-36 0-67 29-151 73-184 0-1 1-2 1-3 0-3-2-5-4-5-1 0-1 1-2 1-47 35-91 119-91 191 0 12 0 24 0 36 0 71 44 155 91 190 1 0 1 1 2 1 2 0 4-2 4-5z">
            <text:p/>
          </draw:path>
          <draw:path draw:style-name="gr6" draw:text-style-name="P5" draw:layer="layout" svg:width="0.128cm" svg:height="0.267cm" svg:x="0.549cm" svg:y="1.604cm" svg:viewBox="0 0 129 268" svg:d="M129 86c0-5-4-5-12-5-12 0-24 0-37 0 16-58 18-67 18-69 0-7-6-12-13-12-1 0-12 0-17 16-5 22-10 43-15 65-13 0-27 0-40 0-8 0-13 0-13 9 0 5 4 5 12 5 12 0 25 0 37 0-30 119-32 127-32 134 0 22 17 39 39 39 42 0 66-62 66-64 0-5-3-5-5-5-3 0-3 1-6 6-18 43-40 54-55 54-8 0-13-6-13-20 0-10 1-13 3-20 10-41 20-83 31-124 13 0 26 0 39 0 9 0 13 0 13-9z">
            <text:p/>
          </draw:path>
          <draw:path draw:style-name="gr6" draw:text-style-name="P5" draw:layer="layout" svg:width="0.096cm" svg:height="0.418cm" svg:x="0.715cm" svg:y="1.553cm" svg:viewBox="0 0 97 419" svg:d="M97 228c0-12 0-24 0-36 0-72-44-156-91-191-1 0-1-1-2-1-2 0-4 2-4 5 0 1 0 2 1 3 45 33 73 117 73 184 0 12 0 24 0 36 0 67-28 150-73 183-1 1-1 2-1 3 0 3 2 5 4 5 1 0 1-1 2-1 47-35 91-119 91-190z">
            <text:p/>
          </draw:path>
        </draw:g>
        <draw:g>
          <svg:title>TexMaths</svg:title>
          <svg:desc>12§display§y(t)§svg§600§TRUE§</svg:desc>
          <draw:path draw:style-name="gr6" draw:text-style-name="P5" draw:layer="layout" svg:width="0.193cm" svg:height="0.271cm" svg:x="5.1cm" svg:y="1.683cm" svg:viewBox="0 0 194 272" svg:d="M194 16c0-8-6-12-12-12-5 0-11 3-14 9-1 3-5 15-6 23-3 11-6 22-9 33-6 26-12 51-19 76-2 6-20 36-48 36-21 0-25-19-25-35 0-19 6-44 20-81 8-18 9-23 9-31 0-18-13-34-34-34-40 0-56 61-56 65 0 3 4 2 6 3 4 0 4-1 6-7 12-39 29-53 43-53 2 0 10 0 10 15 0 9-4 20-8 28-16 45-23 69-23 89 0 37 26 50 51 50 17 0 30-7 42-19-5 22-11 42-28 65-10 14-26 26-45 26-6 0-25-1-32-18 7 0 12 0 18-5 4-3 8-9 8-16 0-13-11-16-16-16-9 0-22 7-22 28s18 37 44 37c43 0 86-39 98-86 14-54 27-107 41-161 1-6 1-7 1-9z">
            <text:p/>
          </draw:path>
          <draw:path draw:style-name="gr6" draw:text-style-name="P5" draw:layer="layout" svg:width="0.096cm" svg:height="0.418cm" svg:x="5.348cm" svg:y="1.554cm" svg:viewBox="0 0 97 419" svg:d="M97 414c0-1 0-2-1-3-44-33-73-116-73-183 0-12 0-24 0-36 0-67 29-151 73-184 1-1 1-2 1-3 0-3-2-5-4-5-1 0-1 1-2 1-47 35-91 119-91 191 0 12 0 24 0 36 0 71 44 155 91 190 1 0 1 1 2 1 2 0 4-2 4-5z">
            <text:p/>
          </draw:path>
          <draw:path draw:style-name="gr6" draw:text-style-name="P5" draw:layer="layout" svg:width="0.128cm" svg:height="0.267cm" svg:x="5.478cm" svg:y="1.605cm" svg:viewBox="0 0 129 268" svg:d="M129 86c0-5-4-5-12-5-12 0-24 0-37 0 16-58 18-67 18-69 0-7-6-12-13-12-1 0-12 0-17 16-5 22-10 43-15 65-13 0-27 0-40 0-8 0-13 0-13 9 0 5 4 5 12 5 12 0 25 0 37 0-30 119-32 127-32 134 0 22 17 39 39 39 42 0 66-62 66-64 0-5-2-5-5-5s-3 1-6 6c-18 43-40 54-55 54-8 0-13-6-13-20 0-10 1-13 4-20 10-41 20-83 30-124 13 0 26 0 39 0 9 0 13 0 13-9z">
            <text:p/>
          </draw:path>
          <draw:path draw:style-name="gr6" draw:text-style-name="P5" draw:layer="layout" svg:width="0.096cm" svg:height="0.418cm" svg:x="5.645cm" svg:y="1.554cm" svg:viewBox="0 0 97 419" svg:d="M97 228c0-12 0-24 0-36 0-72-44-156-91-191-1 0-1-1-2-1-2 0-4 2-4 5 0 1 1 2 1 3 45 33 73 117 73 184 0 12 0 24 0 36 0 67-28 150-73 183 0 1-1 2-1 3 0 3 2 5 4 5 1 0 1-1 2-1 47-35 91-119 91-190z">
            <text:p/>
          </draw:path>
        </draw:g>
        <draw:g>
          <svg:title>TexMaths</svg:title>
          <svg:desc>12§display§x(i)§svg§600§TRUE§</svg:desc>
          <draw:path draw:style-name="gr6" draw:text-style-name="P5" draw:layer="layout" svg:width="0.209cm" svg:height="0.189cm" svg:x="10.503cm" svg:y="1.681cm" svg:viewBox="0 0 210 190" svg:d="M210 28c0-22-24-28-39-28-25 0-39 22-44 31-11-27-34-31-46-31-44 0-68 54-68 65 0 3 3 2 5 3 4 0 5-1 6-5 14-44 42-55 56-55 9 0 23 4 23 29 0 13-7 41-23 100-7 26-21 44-39 44-3 0-12 0-22-6 11-1 21-11 21-23 0-11-10-14-16-14-13 0-24 10-24 24 0 20 22 28 40 28 28 0 43-30 44-32 5 16 20 32 45 32 44 0 68-55 68-64 0-5-4-5-5-5-4 0-5 1-5 5-14 44-43 55-56 55-17 0-23-13-23-28 0-9 2-19 7-37 4-19 9-38 13-57 4-11 13-51 42-51 3 0 12 0 22 6-12 3-21 12-21 23 0 6 5 14 16 14 10 0 23-7 23-23z">
            <text:p/>
          </draw:path>
          <draw:path draw:style-name="gr6" draw:text-style-name="P5" draw:layer="layout" svg:width="0.097cm" svg:height="0.418cm" svg:x="10.774cm" svg:y="1.552cm" svg:viewBox="0 0 98 419" svg:d="M98 414c0-1-1-2-2-3-43-33-73-116-73-183 0-12 0-24 0-36 0-67 30-151 73-184 1-1 2-2 2-3 0-3-2-5-5-5-1 0-1 1-2 1-47 35-91 119-91 191 0 12 0 24 0 36 0 71 44 155 91 190 1 0 1 1 2 1 3 0 5-2 5-5z">
            <text:p/>
          </draw:path>
          <draw:path draw:style-name="gr6" draw:text-style-name="P5" draw:layer="layout" svg:width="0.109cm" svg:height="0.282cm" svg:x="10.908cm" svg:y="1.589cm" svg:viewBox="0 0 110 283" svg:d="M107 14c0-8-6-14-16-14-11 0-23 11-23 22 0 8 6 15 17 15 10 0 22-9 22-23zM110 218c0-5-3-5-5-5-3 0-3 1-6 7-7 27-21 53-43 53-7 0-9-5-9-14 0-10 2-16 12-42 5-15 11-30 16-45 5-12 5-13 9-24 3-8 6-14 6-22 0-18-13-34-35-34-39 0-55 61-55 65 0 3 3 2 5 3 3 0 5-1 7-7 11-39 28-52 42-52 4 0 11 0 11 14 0 8-4 17-5 22-4 10-23 59-29 77-5 11-9 24-9 34 0 19 14 35 33 35 40 0 55-61 55-65z">
            <text:p/>
          </draw:path>
          <draw:path draw:style-name="gr6" draw:text-style-name="P5" draw:layer="layout" svg:width="0.096cm" svg:height="0.418cm" svg:x="11.065cm" svg:y="1.552cm" svg:viewBox="0 0 97 419" svg:d="M97 228c0-12 0-24 0-36 0-72-44-156-91-191-1 0-1-1-2-1-3 0-4 2-4 5 0 1 0 2 1 3 45 33 73 117 73 184 0 12 0 24 0 36 0 67-28 150-73 183-1 1-1 2-1 3 0 3 1 5 4 5 1 0 1-1 2-1 47-35 91-119 91-190z">
            <text:p/>
          </draw:path>
        </draw:g>
        <draw:g>
          <svg:title>TexMaths</svg:title>
          <svg:desc>12§display§\mathbf{X}(i)§svg§600§TRUE§</svg:desc>
          <draw:path draw:style-name="gr6" draw:text-style-name="P5" draw:layer="layout" svg:width="0.336cm" svg:height="0.288cm" svg:x="14.406cm" svg:y="1.579cm" svg:viewBox="0 0 337 289" svg:d="M337 289c0-7 0-14 0-21-14 0-28 0-41 0-36-49-71-98-107-147 24-31 47-62 71-92 5-6 5-6 19-7 11-3 13-3 25-3 4 0 8 0 12 0 0-6 0-13 0-19-18 1-38 1-56 1-17 0-49 0-64-1 0 6 0 13 0 19 8 0 24 0 39 5 0 1-3 4-4 5-18 24-37 49-55 74-20-28-40-56-60-84 12 0 23 0 35 0 0-6 0-13 0-19-18 1-58 1-77 1-16 0-52 0-68-1 0 6 0 13 0 19 14 0 28 0 42 0 31 43 62 86 93 129-28 38-56 75-85 112-3 5-4 6-18 7-8 1-18 1-26 1-4 0-8 0-12 0 0 7 0 14 0 21 18-2 38-2 56-2 17 0 49 0 65 2 0-7 0-14 0-21-8 0-25 0-40-5 2 0 3-2 4-3 23-31 46-62 70-92 24 33 48 67 73 100-12 0-24 0-35 0 0 7 0 14 0 21 17-2 57-2 75-2 17 0 54 0 69 2z">
            <text:p/>
          </draw:path>
          <draw:path draw:style-name="gr6" draw:text-style-name="P5" draw:layer="layout" svg:width="0.096cm" svg:height="0.418cm" svg:x="14.8cm" svg:y="1.553cm" svg:viewBox="0 0 97 419" svg:d="M97 414c0-1-1-2-2-3-43-33-72-116-72-183 0-12 0-24 0-36 0-67 29-151 72-184 1-1 2-2 2-3 0-3-2-5-5-5-1 0-1 1-2 1-47 35-90 119-90 191 0 12 0 24 0 36 0 71 43 155 90 190 1 0 1 1 2 1 3 0 5-2 5-5z">
            <text:p/>
          </draw:path>
          <draw:path draw:style-name="gr6" draw:text-style-name="P5" draw:layer="layout" svg:width="0.109cm" svg:height="0.282cm" svg:x="14.933cm" svg:y="1.59cm" svg:viewBox="0 0 110 283" svg:d="M107 14c0-8-6-14-16-14-11 0-23 11-23 22 0 8 6 15 17 15 10 0 22-9 22-23zM110 218c0-5-3-5-5-5-3 0-3 1-6 7-7 27-21 53-43 53-7 0-9-5-9-14 0-10 2-16 12-42 5-15 11-30 16-45 5-12 5-13 9-24 3-8 6-14 6-22 0-18-13-34-35-34-39 0-55 61-55 65 0 3 3 2 5 3 5 0 5-1 7-7 11-39 28-52 42-52 4 0 11 0 11 14 0 8-4 17-5 22-4 10-23 59-29 77-5 11-9 24-9 34 0 19 14 35 34 35 39 0 54-61 54-65z">
            <text:p/>
          </draw:path>
          <draw:path draw:style-name="gr6" draw:text-style-name="P5" draw:layer="layout" svg:width="0.096cm" svg:height="0.418cm" svg:x="15.09cm" svg:y="1.553cm" svg:viewBox="0 0 97 419" svg:d="M97 228c0-12 0-24 0-36 0-72-44-156-91-191-1 0-1-1-2-1-3 0-4 2-4 5 0 1 0 2 1 3 45 33 73 117 73 184 0 12 0 24 0 36 0 67-28 150-73 183-1 1-1 2-1 3 0 3 1 5 4 5 1 0 1-1 2-1 47-35 91-119 91-190z">
            <text:p/>
          </draw:path>
        </draw:g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6" draw:layer="layout" svg:width="16.799cm" svg:height="6.6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atin Modern Roman" svg:font-family="'Latin Modern Roman'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draw:stroke-dash draw:name="Dash_20_Dot_20_3" draw:display-name="Dash Dot 3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omyślny-background" style:family="presentation">
      <style:graphic-properties draw:stroke="none" draw:fill="none"/>
      <style:text-properties style:letter-kerning="true"/>
    </style:style>
    <style:style style:name="Domyśln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y-outline1" style:family="presentation">
      <style:graphic-properties draw:stroke="none" draw:fill="none" draw:auto-grow-height="false" draw:fit-to-size="false" style:shrink-to-fit="true">
        <text:list-style style:name="Domyśln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1.8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y-outline2" style:family="presentation" style:parent-style-name="Domyślny-outline1">
      <style:paragraph-properties fo:margin-left="0cm" fo:margin-right="0cm" fo:margin-top="0.396cm" fo:margin-bottom="0cm" fo:text-indent="0cm"/>
      <style:text-properties fo:font-size="27.8999996185303pt" style:font-size-asian="28pt" style:font-size-complex="28pt"/>
    </style:style>
    <style:style style:name="Domyślny-outline3" style:family="presentation" style:parent-style-name="Domyślny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Domyślny-outline4" style:family="presentation" style:parent-style-name="Domyślny-outline3">
      <style:paragraph-properties fo:margin-left="0cm" fo:margin-right="0cm" fo:margin-top="0.197cm" fo:margin-bottom="0cm" fo:text-indent="0cm"/>
      <style:text-properties fo:font-size="20pt" style:font-size-asian="20pt" style:font-size-complex="20pt"/>
    </style:style>
    <style:style style:name="Domyślny-outline5" style:family="presentation" style:parent-style-name="Domyślny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omyślny-outline6" style:family="presentation" style:parent-style-name="Domyślny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omyślny-outline7" style:family="presentation" style:parent-style-name="Domyślny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omyślny-outline8" style:family="presentation" style:parent-style-name="Domyślny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omyślny-outline9" style:family="presentation" style:parent-style-name="Domyślny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omyślny-subtitle" style:family="presentation">
      <style:graphic-properties draw:stroke="none" draw:fill="none" draw:textarea-vertical-align="middle">
        <text:list-style style:name="Domyśln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y-title" style:family="presentation">
      <style:graphic-properties draw:stroke="none" draw:fill="none" draw:textarea-vertical-align="middle">
        <text:list-style style:name="Domyśln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.1cm" fo:margin-bottom="0.1cm" fo:margin-left="0.1cm" fo:margin-right="0.1cm" fo:page-width="16cm" fo:page-height="3.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omyśln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Domyśln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&gt;</text:page-number></text:span></text:p>
        </draw:text-box>
      </draw:frame>
      <draw:page-thumbnail draw:layer="backgroundobjects" svg:width="8.999cm" svg:height="1.967cm" svg:x="1cm" svg:y="5.289cm"/>
      <draw:page-thumbnail draw:layer="backgroundobjects" svg:width="8.999cm" svg:height="1.967cm" svg:x="1cm" svg:y="13.865cm"/>
      <draw:page-thumbnail draw:layer="backgroundobjects" svg:width="8.999cm" svg:height="1.967cm" svg:x="1cm" svg:y="22.441cm"/>
      <draw:page-thumbnail draw:layer="backgroundobjects" svg:width="8.999cm" svg:height="1.967cm" svg:x="11cm" svg:y="5.289cm"/>
      <draw:page-thumbnail draw:layer="backgroundobjects" svg:width="8.999cm" svg:height="1.967cm" svg:x="11cm" svg:y="13.865cm"/>
      <draw:page-thumbnail draw:layer="backgroundobjects" svg:width="8.999cm" svg:height="1.967cm" svg:x="11cm" svg:y="22.441cm"/>
    </style:handout-master>
    <style:master-page style:name="Domyślny" style:page-layout-name="PM1" draw:style-name="Mdp1">
      <draw:frame presentation:style-name="Domyślny-title" draw:layer="backgroundobjects" svg:width="15.479cm" svg:height="0.614cm" svg:x="0.859cm" svg:y="0.151cm" presentation:class="title" presentation:placeholder="true">
        <draw:text-box/>
      </draw:frame>
      <draw:frame presentation:style-name="Domyślny-outline1" draw:layer="backgroundobjects" svg:width="15.479cm" svg:height="2.145cm" svg:x="0.859cm" svg:y="0.863cm" presentation:class="outline" presentation:placeholder="true">
        <draw:text-box/>
      </draw:frame>
      <presentation:notes style:page-layout-name="PM0">
        <draw:page-thumbnail presentation:style-name="Domyślny-title" draw:layer="backgroundobjects" svg:width="19.798cm" svg:height="11.136cm" svg:x="0.6cm" svg:y="2.257cm" presentation:class="page"/>
        <draw:frame presentation:style-name="Domyślny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Łukasz Dróżdż</meta:initial-creator>
    <meta:creation-date>2022-04-04T15:19:31.706181355</meta:creation-date>
    <dc:date>2023-11-13T09:57:52.829265480</dc:date>
    <dc:creator>Łukasz Dróżdż</dc:creator>
    <meta:editing-duration>PT1H13M11S</meta:editing-duration>
    <meta:editing-cycles>25</meta:editing-cycles>
    <meta:generator>LibreOffice/7.5.8.2$Linux_X86_64 LibreOffice_project/50$Build-2</meta:generator>
    <meta:document-statistic meta:object-count="48"/>
  </office:meta>
</office:document-meta>
</file>